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.marshal( Object object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.unmarshal( Reader reader ,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.unmarshal( URI uri , Class &lt; T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B.marshal( Object object , URL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XB.marshal( Object object ,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.unmarshal( InputStream is ,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.unmarshal( String str , Class &lt; T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B.unmarshal( Source source ,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XB.unmarshal( File file ,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.marshal( Object object ,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.unmarshal( URL url , Class &lt; T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B.JAX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XB.marshal( Object object , URI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B.marshal( Object object , Result resu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XB.marshal( Object object ,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B.getContext(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